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1" table:default-cell-style-name="ce4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ón 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spañola</text:p>
          </table:table-cell>
          <table:table-cell table:style-name="ce3" office:value-type="string" calcext:value-type="string">
            <text:p>Unión Europea (sin España)</text:p>
          </table:table-cell>
          <table:table-cell table:style-name="ce3" office:value-type="string" calcext:value-type="string">
            <text:p>Resto de Europa</text:p>
          </table:table-cell>
          <table:table-cell table:style-name="ce3" office:value-type="string" calcext:value-type="string">
            <text:p>África</text:p>
          </table:table-cell>
          <table:table-cell table:style-name="ce3" office:value-type="string" calcext:value-type="string">
            <text:p>América del Norte</text:p>
          </table:table-cell>
          <table:table-cell table:style-name="ce3" office:value-type="string" calcext:value-type="string">
            <text:p>Centro América y Caribe</text:p>
          </table:table-cell>
          <table:table-cell table:style-name="ce3" office:value-type="string" calcext:value-type="string">
            <text:p>Sudamérica</text:p>
          </table:table-cell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Oceanía</text:p>
          </table:table-cell>
          <table:table-cell table:style-name="ce3" office:value-type="string" calcext:value-type="string">
            <text:p>Apátrida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01409" calcext:value-type="float">
            <text:p>101409</text:p>
          </table:table-cell>
          <table:table-cell office:value-type="float" office:value="96303" calcext:value-type="float">
            <text:p>96303</text:p>
          </table:table-cell>
          <table:table-cell office:value-type="float" office:value="1536" calcext:value-type="float">
            <text:p>1536</text:p>
          </table:table-cell>
          <table:table-cell office:value-type="float" office:value="738" calcext:value-type="float">
            <text:p>738</text:p>
          </table:table-cell>
          <table:table-cell office:value-type="float" office:value="762" calcext:value-type="float">
            <text:p>762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1122" calcext:value-type="float">
            <text:p>1122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687" calcext:value-type="float">
            <text:p>687</text:p>
          </table:table-cell>
          <table:table-cell office:value-type="float" office:value="561" calcext:value-type="float">
            <text:p>561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789" calcext:value-type="float">
            <text:p>789</text:p>
          </table:table-cell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867" calcext:value-type="float">
            <text:p>867</text:p>
          </table:table-cell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462" calcext:value-type="float">
            <text:p>4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864" calcext:value-type="float">
            <text:p>86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507" calcext:value-type="float">
            <text:p>507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786" calcext:value-type="float">
            <text:p>78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49" calcext:value-type="float">
            <text:p>849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1" calcext:value-type="float">
            <text:p>801</text:p>
          </table:table-cell>
          <table:table-cell office:value-type="float" office:value="765" calcext:value-type="float">
            <text:p>76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7</text:p>
          </table:table-cell>
          <table:table-cell office:value-type="float" office:value="621" calcext:value-type="float">
            <text:p>621</text:p>
          </table:table-cell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774" calcext:value-type="float">
            <text:p>774</text:p>
          </table:table-cell>
          <table:table-cell office:value-type="float" office:value="759" calcext:value-type="float">
            <text:p>7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852" calcext:value-type="float">
            <text:p>852</text:p>
          </table:table-cell>
          <table:table-cell office:value-type="float" office:value="828" calcext:value-type="float">
            <text:p>8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1101" calcext:value-type="float">
            <text:p>110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531" calcext:value-type="float">
            <text:p>531</text:p>
          </table:table-cell>
          <table:table-cell office:value-type="float" office:value="426" calcext:value-type="float">
            <text:p>42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04" calcext:value-type="float">
            <text:p>504</text:p>
          </table:table-cell>
          <table:table-cell office:value-type="float" office:value="435" calcext:value-type="float">
            <text:p>43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597" calcext:value-type="float">
            <text:p>59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714" calcext:value-type="float">
            <text:p>714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735" calcext:value-type="float">
            <text:p>735</text:p>
          </table:table-cell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654" calcext:value-type="float">
            <text:p>654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684" calcext:value-type="float">
            <text:p>684</text:p>
          </table:table-cell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684" calcext:value-type="float">
            <text:p>684</text:p>
          </table:table-cell>
          <table:table-cell office:value-type="float" office:value="630" calcext:value-type="float">
            <text:p>6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34" calcext:value-type="float">
            <text:p>534</text:p>
          </table:table-cell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828" calcext:value-type="float">
            <text:p>828</text:p>
          </table:table-cell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894" calcext:value-type="float">
            <text:p>8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810" calcext:value-type="float">
            <text:p>810</text:p>
          </table:table-cell>
          <table:table-cell office:value-type="float" office:value="792" calcext:value-type="float">
            <text:p>7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1212" calcext:value-type="float">
            <text:p>12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819" calcext:value-type="float">
            <text:p>8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702" calcext:value-type="float">
            <text:p>702</text:p>
          </table:table-cell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858" calcext:value-type="float">
            <text:p>8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921" calcext:value-type="float">
            <text:p>9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1167" calcext:value-type="float">
            <text:p>1167</text:p>
          </table:table-cell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13" calcext:value-type="float">
            <text:p>513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594" calcext:value-type="float">
            <text:p>59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981" calcext:value-type="float">
            <text:p>981</text:p>
          </table:table-cell>
          <table:table-cell office:value-type="float" office:value="942" calcext:value-type="float">
            <text:p>9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822" calcext:value-type="float">
            <text:p>8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053" calcext:value-type="float">
            <text:p>1053</text:p>
          </table:table-cell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50" calcext:value-type="float">
            <text:p>1050</text:p>
          </table:table-cell>
          <table:table-cell office:value-type="float" office:value="1023" calcext:value-type="float">
            <text:p>10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714" calcext:value-type="float">
            <text:p>7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5" calcext:value-type="float">
            <text:p>585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882" calcext:value-type="float">
            <text:p>88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206" calcext:value-type="float">
            <text:p>1206</text:p>
          </table:table-cell>
          <table:table-cell office:value-type="float" office:value="1176" calcext:value-type="float">
            <text:p>11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1098" calcext:value-type="float">
            <text:p>10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1218" calcext:value-type="float">
            <text:p>1218</text:p>
          </table:table-cell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969" calcext:value-type="float">
            <text:p>9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93" calcext:value-type="float">
            <text:p>993</text:p>
          </table:table-cell>
          <table:table-cell office:value-type="float" office:value="966" calcext:value-type="float">
            <text:p>96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1167" calcext:value-type="float">
            <text:p>11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1236" calcext:value-type="float">
            <text:p>12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4</text:p>
          </table:table-cell>
          <table:table-cell office:value-type="float" office:value="603" calcext:value-type="float">
            <text:p>603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717" calcext:value-type="float">
            <text:p>717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065" calcext:value-type="float">
            <text:p>10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552" calcext:value-type="float">
            <text:p>55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756" calcext:value-type="float">
            <text:p>7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816" calcext:value-type="float">
            <text:p>816</text:p>
          </table:table-cell>
          <table:table-cell office:value-type="float" office:value="798" calcext:value-type="float">
            <text:p>7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96" calcext:value-type="float">
            <text:p>696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537" calcext:value-type="float">
            <text:p>53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972" calcext:value-type="float">
            <text:p>972</text:p>
          </table:table-cell>
          <table:table-cell office:value-type="float" office:value="885" calcext:value-type="float">
            <text:p>88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516" calcext:value-type="float">
            <text:p>5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504" calcext:value-type="float">
            <text:p>50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681" calcext:value-type="float">
            <text:p>68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549" calcext:value-type="float">
            <text:p>54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798" calcext:value-type="float">
            <text:p>798</text:p>
          </table:table-cell>
          <table:table-cell office:value-type="float" office:value="762" calcext:value-type="float">
            <text:p>76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615" calcext:value-type="float">
            <text:p>6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33" calcext:value-type="float">
            <text:p>633</text:p>
          </table:table-cell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498" calcext:value-type="float">
            <text:p>49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759" calcext:value-type="float">
            <text:p>75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585" calcext:value-type="float">
            <text:p>585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16" calcext:value-type="float">
            <text:p>516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630" calcext:value-type="float">
            <text:p>63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972" calcext:value-type="float">
            <text:p>97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927" calcext:value-type="float">
            <text:p>9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31" calcext:value-type="float">
            <text:p>831</text:p>
          </table:table-cell>
          <table:table-cell office:value-type="float" office:value="792" calcext:value-type="float">
            <text:p>79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479" calcext:value-type="float">
            <text:p>1479</text:p>
          </table:table-cell>
          <table:table-cell office:value-type="float" office:value="1401" calcext:value-type="float">
            <text:p>140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849" calcext:value-type="float">
            <text:p>8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678" calcext:value-type="float">
            <text:p>67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609" calcext:value-type="float">
            <text:p>6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39" calcext:value-type="float">
            <text:p>939</text:p>
          </table:table-cell>
          <table:table-cell office:value-type="float" office:value="855" calcext:value-type="float">
            <text:p>8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624" calcext:value-type="float">
            <text:p>624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01409" calcext:value-type="float">
            <text:p>101409</text:p>
          </table:table-cell>
          <table:table-cell office:value-type="float" office:value="96303" calcext:value-type="float">
            <text:p>96303</text:p>
          </table:table-cell>
          <table:table-cell office:value-type="float" office:value="1536" calcext:value-type="float">
            <text:p>1536</text:p>
          </table:table-cell>
          <table:table-cell office:value-type="float" office:value="735" calcext:value-type="float">
            <text:p>735</text:p>
          </table:table-cell>
          <table:table-cell office:value-type="float" office:value="765" calcext:value-type="float">
            <text:p>765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1119" calcext:value-type="float">
            <text:p>1119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office:value-type="float" office:value="687" calcext:value-type="float">
            <text:p>687</text:p>
          </table:table-cell>
          <table:table-cell office:value-type="float" office:value="561" calcext:value-type="float">
            <text:p>561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office:value-type="float" office:value="789" calcext:value-type="float">
            <text:p>789</text:p>
          </table:table-cell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810" calcext:value-type="float">
            <text:p>81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462" calcext:value-type="float">
            <text:p>4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864" calcext:value-type="float">
            <text:p>86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office:value-type="float" office:value="507" calcext:value-type="float">
            <text:p>507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786" calcext:value-type="float">
            <text:p>78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office:value-type="float" office:value="849" calcext:value-type="float">
            <text:p>849</text:p>
          </table:table-cell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765" calcext:value-type="float">
            <text:p>76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office:value-type="float" office:value="618" calcext:value-type="float">
            <text:p>618</text:p>
          </table:table-cell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office:value-type="float" office:value="771" calcext:value-type="float">
            <text:p>771</text:p>
          </table:table-cell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office:value-type="float" office:value="852" calcext:value-type="float">
            <text:p>852</text:p>
          </table:table-cell>
          <table:table-cell office:value-type="float" office:value="828" calcext:value-type="float">
            <text:p>8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1104" calcext:value-type="float">
            <text:p>110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426" calcext:value-type="float">
            <text:p>42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office:value-type="float" office:value="561" calcext:value-type="float">
            <text:p>561</text:p>
          </table:table-cell>
          <table:table-cell office:value-type="float" office:value="474" calcext:value-type="float">
            <text:p>47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office:value-type="float" office:value="504" calcext:value-type="float">
            <text:p>504</text:p>
          </table:table-cell>
          <table:table-cell office:value-type="float" office:value="438" calcext:value-type="float">
            <text:p>43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office:value-type="float" office:value="693" calcext:value-type="float">
            <text:p>693</text:p>
          </table:table-cell>
          <table:table-cell office:value-type="float" office:value="594" calcext:value-type="float">
            <text:p>59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office:value-type="float" office:value="717" calcext:value-type="float">
            <text:p>717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office:value-type="float" office:value="570" calcext:value-type="float">
            <text:p>570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528" calcext:value-type="float">
            <text:p>5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office:value-type="float" office:value="735" calcext:value-type="float">
            <text:p>735</text:p>
          </table:table-cell>
          <table:table-cell office:value-type="float" office:value="651" calcext:value-type="float">
            <text:p>65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495" calcext:value-type="float">
            <text:p>4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office:value-type="float" office:value="684" calcext:value-type="float">
            <text:p>684</text:p>
          </table:table-cell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office:value-type="float" office:value="795" calcext:value-type="float">
            <text:p>795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office:value-type="float" office:value="681" calcext:value-type="float">
            <text:p>681</text:p>
          </table:table-cell>
          <table:table-cell office:value-type="float" office:value="630" calcext:value-type="float">
            <text:p>63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office:value-type="float" office:value="531" calcext:value-type="float">
            <text:p>531</text:p>
          </table:table-cell>
          <table:table-cell office:value-type="float" office:value="507" calcext:value-type="float">
            <text:p>5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office:value-type="float" office:value="828" calcext:value-type="float">
            <text:p>828</text:p>
          </table:table-cell>
          <table:table-cell office:value-type="float" office:value="807" calcext:value-type="float">
            <text:p>8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894" calcext:value-type="float">
            <text:p>8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office:value-type="float" office:value="813" calcext:value-type="float">
            <text:p>813</text:p>
          </table:table-cell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1209" calcext:value-type="float">
            <text:p>12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816" calcext:value-type="float">
            <text:p>8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office:value-type="float" office:value="702" calcext:value-type="float">
            <text:p>702</text:p>
          </table:table-cell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office:value-type="float" office:value="957" calcext:value-type="float">
            <text:p>957</text:p>
          </table:table-cell>
          <table:table-cell office:value-type="float" office:value="921" calcext:value-type="float">
            <text:p>9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office:value-type="float" office:value="1170" calcext:value-type="float">
            <text:p>1170</text:p>
          </table:table-cell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office:value-type="float" office:value="513" calcext:value-type="float">
            <text:p>513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822" calcext:value-type="float">
            <text:p>8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float" office:value="1053" calcext:value-type="float">
            <text:p>1053</text:p>
          </table:table-cell>
          <table:table-cell office:value-type="float" office:value="1038" calcext:value-type="float">
            <text:p>103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office:value-type="float" office:value="1053" calcext:value-type="float">
            <text:p>1053</text:p>
          </table:table-cell>
          <table:table-cell office:value-type="float" office:value="1020" calcext:value-type="float">
            <text:p>10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993" calcext:value-type="float">
            <text:p>9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office:value-type="float" office:value="582" calcext:value-type="float">
            <text:p>58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879" calcext:value-type="float">
            <text:p>8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office:value-type="float" office:value="1209" calcext:value-type="float">
            <text:p>1209</text:p>
          </table:table-cell>
          <table:table-cell office:value-type="float" office:value="1173" calcext:value-type="float">
            <text:p>11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office:value-type="float" office:value="1218" calcext:value-type="float">
            <text:p>121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office:value-type="float" office:value="969" calcext:value-type="float">
            <text:p>9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office:value-type="float" office:value="993" calcext:value-type="float">
            <text:p>993</text:p>
          </table:table-cell>
          <table:table-cell office:value-type="float" office:value="966" calcext:value-type="float">
            <text:p>9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1236" calcext:value-type="float">
            <text:p>12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office:value-type="float" office:value="603" calcext:value-type="float">
            <text:p>603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office:value-type="float" office:value="717" calcext:value-type="float">
            <text:p>717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065" calcext:value-type="float">
            <text:p>10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759" calcext:value-type="float">
            <text:p>7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0</text:p>
          </table:table-cell>
          <table:table-cell office:value-type="float" office:value="816" calcext:value-type="float">
            <text:p>816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2</text:p>
          </table:table-cell>
          <table:table-cell office:value-type="float" office:value="693" calcext:value-type="float">
            <text:p>693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537" calcext:value-type="float">
            <text:p>53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office:value-type="float" office:value="972" calcext:value-type="float">
            <text:p>972</text:p>
          </table:table-cell>
          <table:table-cell office:value-type="float" office:value="885" calcext:value-type="float">
            <text:p>88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621" calcext:value-type="float">
            <text:p>62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516" calcext:value-type="float">
            <text:p>5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office:value-type="float" office:value="546" calcext:value-type="float">
            <text:p>546</text:p>
          </table:table-cell>
          <table:table-cell office:value-type="float" office:value="483" calcext:value-type="float">
            <text:p>48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549" calcext:value-type="float">
            <text:p>54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office:value-type="float" office:value="798" calcext:value-type="float">
            <text:p>798</text:p>
          </table:table-cell>
          <table:table-cell office:value-type="float" office:value="759" calcext:value-type="float">
            <text:p>75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615" calcext:value-type="float">
            <text:p>6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office:value-type="float" office:value="636" calcext:value-type="float">
            <text:p>636</text:p>
          </table:table-cell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759" calcext:value-type="float">
            <text:p>75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office:value-type="float" office:value="588" calcext:value-type="float">
            <text:p>58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office:value-type="float" office:value="660" calcext:value-type="float">
            <text:p>660</text:p>
          </table:table-cell>
          <table:table-cell office:value-type="float" office:value="630" calcext:value-type="float">
            <text:p>63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969" calcext:value-type="float">
            <text:p>96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office:value-type="float" office:value="831" calcext:value-type="float">
            <text:p>831</text:p>
          </table:table-cell>
          <table:table-cell office:value-type="float" office:value="795" calcext:value-type="float">
            <text:p>79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office:value-type="float" office:value="1476" calcext:value-type="float">
            <text:p>1476</text:p>
          </table:table-cell>
          <table:table-cell office:value-type="float" office:value="1401" calcext:value-type="float">
            <text:p>140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849" calcext:value-type="float">
            <text:p>84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675" calcext:value-type="float">
            <text:p>67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609" calcext:value-type="float">
            <text:p>6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office:value-type="float" office:value="939" calcext:value-type="float">
            <text:p>939</text:p>
          </table:table-cell>
          <table:table-cell office:value-type="float" office:value="858" calcext:value-type="float">
            <text:p>85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3</text:p>
          </table:table-cell>
          <table:table-cell office:value-type="float" office:value="624" calcext:value-type="float">
            <text:p>624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2:57:18.6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48:55.548000000</meta:creation-date>
    <dc:date>2024-12-14T12:58:30.598000000</dc:date>
    <meta:editing-duration>PT2M17S</meta:editing-duration>
    <meta:editing-cycles>2</meta:editing-cycles>
    <meta:generator>LibreOffice/7.6.5.2$Windows_x86 LibreOffice_project/38d5f62f85355c192ef5f1dd47c5c0c0c6d6598b</meta:generator>
    <meta:document-statistic meta:table-count="1" meta:cell-count="3575" meta:object-count="0"/>
  </office:meta>
</office:document-meta>
</file>